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15.401cm"/>
    </style:style>
    <style:style style:name="co9" style:family="table-column">
      <style:table-column-properties fo:break-before="auto" style:column-width="34.519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table:style-name="ce6"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4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table:style-name="ce6"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5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table:style-name="ce6"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5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table:style-name="ce6"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5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table:style-name="ce6"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4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table:style-name="ce6"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4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table:style-name="ce6" office:value-type="string">
            <text:p>bakc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1H18M00S">
            <text:p>01:18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2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2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2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totaal" table:style-name="ta1" table:print="false"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table:style-name="Default" office:value-type="float" office:value="50">
            <text:p>50</text:p>
          </table:table-cell>
          <table:table-cell table:style-name="ce5" table:formula="of:=SUM(['Weeknummer 50'.G41])" office:value-type="time" office:time-value="PT01H18M00S">
            <text:p>01:18:00</text:p>
          </table:table-cell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10H07M00S">
            <text:p>10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0:11: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09T10:11:03.75</dc:date>
    <dc:creator>Kevin Kentie</dc:creator>
    <meta:editing-duration>PT12H23M52S</meta:editing-duration>
    <meta:editing-cycles>16</meta:editing-cycles>
    <meta:generator>OpenOffice/4.0.1$Win32 OpenOffice.org_project/401m5$Build-9714</meta:generator>
    <meta:document-statistic meta:table-count="4" meta:cell-count="489" meta:object-count="0"/>
  </office:meta>
</office:document-meta>
</file>